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4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6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Relations.$E$2:.$E$22])" table:allow-empty-cell="true" table:display-list="unsorted" table:base-cell-address="5knoduplicatesNoplurals.E2100">
          <table:error-message table:message-type="stop" table:display="true"/>
        </table:content-validation>
        <table:content-validation table:name="val2" table:condition="of:cell-content-is-in-list([$Relations.$A$2:.$A$55])" table:allow-empty-cell="true" table:display-list="unsorted" table:base-cell-address="5knoduplicatesNoplurals.F2100">
          <table:error-message table:message-type="stop" table:display="true"/>
        </table:content-validation>
      </table:content-validations>
      <table:table table:name="5knoduplicatesNoplur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erm1</text:p>
          </table:table-cell>
          <table:table-cell office:value-type="string" calcext:value-type="string">
            <text:p>term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l</text:p>
          </table:table-cell>
          <table:table-cell office:value-type="float" office:value="254" calcext:value-type="float">
            <text:p>2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</text:p>
          </table:table-cell>
          <table:table-cell office:value-type="float" office:value="245" calcext:value-type="float">
            <text:p>24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rande</text:p>
          </table:table-cell>
          <table:table-cell office:value-type="float" office:value="210" calcext:value-type="float">
            <text:p>2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m</text:p>
          </table:table-cell>
          <table:table-cell office:value-type="float" office:value="166" calcext:value-type="float">
            <text:p>1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nde</text:p>
          </table:table-cell>
          <table:table-cell office:value-type="float" office:value="135" calcext:value-type="float">
            <text:p>13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agem</text:p>
          </table:table-cell>
          <table:table-cell office:value-type="float" office:value="133" calcext:value-type="float">
            <text:p>13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o</text:p>
          </table:table-cell>
          <table:table-cell office:value-type="float" office:value="102" calcext:value-type="float">
            <text:p>10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o</text:p>
          </table:table-cell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queno</text:p>
          </table:table-cell>
          <table:table-cell office:value-type="float" office:value="89" calcext:value-type="float">
            <text:p>8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ação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stema</text:p>
          </table:table-cell>
          <table:table-cell office:value-type="float" office:value="77" calcext:value-type="float">
            <text:p>7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a</text:p>
          </table:table-cell>
          <table:table-cell office:value-type="float" office:value="76" calcext:value-type="float">
            <text:p>7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imais</text:p>
          </table:table-cell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écie</text:p>
          </table:table-cell>
          <table:table-cell office:value-type="float" office:value="66" calcext:value-type="float">
            <text:p>6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a</text:p>
          </table:table-cell>
          <table:table-cell office:value-type="float" office:value="64" calcext:value-type="float">
            <text:p>6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neral</text:p>
          </table:table-cell>
          <table:table-cell office:value-type="float" office:value="60" calcext:value-type="float">
            <text:p>6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ético</text:p>
          </table:table-cell>
          <table:table-cell office:value-type="float" office:value="57" calcext:value-type="float">
            <text:p>5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gua</text:p>
          </table:table-cell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o</text:p>
          </table:table-cell>
          <table:table-cell office:value-type="float" office:value="55" calcext:value-type="float">
            <text:p>5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o</text:p>
          </table:table-cell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ença</text:p>
          </table:table-cell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l</text:p>
          </table:table-cell>
          <table:table-cell office:value-type="float" office:value="52" calcext:value-type="float">
            <text:p>5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incipal</text:p>
          </table:table-cell>
          <table:table-cell office:value-type="float" office:value="51" calcext:value-type="float">
            <text:p>5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</text:p>
          </table:table-cell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o</text:p>
          </table:table-cell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o</text:p>
          </table:table-cell>
          <table:table-cell office:value-type="float" office:value="45" calcext:value-type="float">
            <text:p>4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ejo</text:p>
          </table:table-cell>
          <table:table-cell office:value-type="float" office:value="44" calcext:value-type="float">
            <text:p>4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io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teína</text:p>
          </table:table-cell>
          <table:table-cell office:value-type="float" office:value="43" calcext:value-type="float">
            <text:p>4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tamento</text:p>
          </table:table-cell>
          <table:table-cell office:value-type="float" office:value="40" calcext:value-type="float">
            <text:p>4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iteiro</text:p>
          </table:table-cell>
          <table:table-cell office:value-type="float" office:value="39" calcext:value-type="float">
            <text:p>3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m</text:p>
          </table:table-cell>
          <table:table-cell office:value-type="float" office:value="38" calcext:value-type="float">
            <text:p>3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x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ânic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sto</text:p>
          </table:table-cell>
          <table:table-cell office:value-type="float" office:value="37" calcext:value-type="float">
            <text:p>3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ovino</text:p>
          </table:table-cell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io</text:p>
          </table:table-cell>
          <table:table-cell office:value-type="float" office:value="36" calcext:value-type="float">
            <text:p>3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imento</text:p>
          </table:table-cell>
          <table:table-cell office:value-type="float" office:value="34" calcext:value-type="float">
            <text:p>3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raç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mínea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mperatura</text:p>
          </table:table-cell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m</text:p>
          </table:table-cell>
          <table:table-cell office:value-type="float" office:value="32" calcext:value-type="float">
            <text:p>3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pelar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et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atural</text:p>
          </table:table-cell>
          <table:table-cell office:value-type="float" office:value="31" calcext:value-type="float">
            <text:p>3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aca</text:p>
          </table:table-cell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da</text:p>
          </table:table-cell>
          <table:table-cell office:value-type="float" office:value="30" calcext:value-type="float">
            <text:p>3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ário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chiaria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banhar</text:p>
          </table:table-cell>
          <table:table-cell office:value-type="float" office:value="29" calcext:value-type="float">
            <text:p>2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r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tor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ial</text:p>
          </table:table-cell>
          <table:table-cell office:value-type="float" office:value="28" calcext:value-type="float">
            <text:p>2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agem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ltura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talação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e</text:p>
          </table:table-cell>
          <table:table-cell office:value-type="float" office:value="27" calcext:value-type="float">
            <text:p>2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achiaria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éria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ruzamento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</text:p>
          </table:table-cell>
          <table:table-cell office:value-type="float" office:value="26" calcext:value-type="float">
            <text:p>2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g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s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ir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d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ente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to</text:p>
          </table:table-cell>
          <table:table-cell office:value-type="float" office:value="25" calcext:value-type="float">
            <text:p>2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l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lev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dentificar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d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cnico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vaca</text:p>
          </table:table-cell>
          <table:table-cell office:value-type="float" office:value="24" calcext:value-type="float">
            <text:p>2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brachiaria</text:p>
          </table:table-cell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se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ósfor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ídu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agem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or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olumoso</text:p>
          </table:table-cell>
          <table:table-cell office:value-type="float" office:value="23" calcext:value-type="float">
            <text:p>2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arantir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quete</text:p>
          </table:table-cell>
          <table:table-cell office:value-type="float" office:value="22" calcext:value-type="float">
            <text:p>2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volumos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landês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tod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ovilho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sença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uro</text:p>
          </table:table-cell>
          <table:table-cell office:value-type="float" office:value="21" calcext:value-type="float">
            <text:p>2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uv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uidad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l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xa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opical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queno</text:p>
          </table:table-cell>
          <table:table-cell office:value-type="float" office:value="20" calcext:value-type="float">
            <text:p>2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gramínea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olo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equen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tificial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mbriã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ura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o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lar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bom</text:p>
          </table:table-cell>
          <table:table-cell office:value-type="float" office:value="19" calcext:value-type="float">
            <text:p>1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ruzamento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ertur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guminos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stiço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intoma</text:p>
          </table:table-cell>
          <table:table-cell office:value-type="float" office:value="18" calcext:value-type="float">
            <text:p>1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vaca</text:p>
          </table:table-cell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o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ctaçã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st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tibiótico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erc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eira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itrogêni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je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ivo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agem</text:p>
          </table:table-cell>
          <table:table-cell office:value-type="float" office:value="17" calcext:value-type="float">
            <text:p>1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vaca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iteir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bezerro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lt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centr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ç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o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ficiente</text:p>
          </table:table-cell>
          <table:table-cell office:value-type="float" office:value="16" calcext:value-type="float">
            <text:p>1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diet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vac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l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gua</text:p>
          </table:table-cell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entrar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ment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t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iciente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ári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r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omendação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a</text:p>
          </table:table-cell>
          <table:table-cell office:value-type="float" office:value="15" calcext:value-type="float">
            <text:p>1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va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ol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ineral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rporal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orragem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emperatur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diet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aquiária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ch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ame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sfa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rrig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íquido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Desire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cament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éd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pul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ímic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ção</text:p>
          </table:table-cell>
          <table:table-cell office:value-type="float" office:value="14" calcext:value-type="float">
            <text:p>1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amar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e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ineral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ssociaçã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ín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resse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lh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terose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asor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ganism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érmico</text:p>
          </table:table-cell>
          <table:table-cell office:value-type="float" office:value="13" calcext:value-type="float">
            <text:p>13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ezerr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ac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ester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álise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élul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ácil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ís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ch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t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ediment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curs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óx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nético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aça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r</text:p>
          </table:table-cell>
          <table:table-cell office:value-type="float" office:value="12" calcext:value-type="float">
            <text:p>12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ordenh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quar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diet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nimal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age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m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om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dult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ovin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bezerr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art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ei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i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rmôni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uman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cional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otativ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clíni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o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demorar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vaca</text:p>
          </table:table-cell>
          <table:table-cell office:value-type="float" office:value="11" calcext:value-type="float">
            <text:p>11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m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roteín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itamin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açã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i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fet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lev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incipal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e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ratamento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as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limp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volumos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sumi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ergéti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br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nési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an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nt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ferece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produto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istente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isc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mar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actação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oença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ordenha</text:p>
          </table:table-cell>
          <table:table-cell office:value-type="float" office:value="10" calcext:value-type="float">
            <text:p>10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stress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alimen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raçã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miner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tet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espéci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míne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vaca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bovino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parasit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astagem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istem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holandês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lt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xigênc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roteí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anim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ezerr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roveitamen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cári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arrei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xofr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érti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ver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mbr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m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sc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xim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ãe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car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ag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art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adur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amina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stej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equeno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incipal</text:p>
          </table:table-cell>
          <table:table-cell office:value-type="float" office:value="9" calcext:value-type="float">
            <text:p>9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bes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lact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fósfo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ác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germinaçã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ac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iment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nutriente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roteín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colhe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cob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orrageir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rand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ej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orrageir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corpo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ir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rachiar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ilh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olandê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dentific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óx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zebuín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aprovei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quen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o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fet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vei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age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pinei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c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nfecçã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s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sila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uzerá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ccios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rferir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nu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utritiv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quen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nitári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x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átic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perpastej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itr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rvor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nimais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atural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stem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alobra</text:p>
          </table:table-cell>
          <table:table-cell office:value-type="string" calcext:value-type="string">
            <text:p><text:s/>águ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bom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cocho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miner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brigo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nimal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coce</text:p>
          </table:table-cell>
          <table:table-cell office:value-type="float" office:value="8" calcext:value-type="float">
            <text:p>8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a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obeso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lândul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nitrogên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águ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chifr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equen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g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lanti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humidicola</text:p>
          </table:table-cell>
          <table:table-cell office:value-type="string" calcext:value-type="string">
            <text:p><text:s/>brachiari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e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o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l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nimais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fato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mineral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tristez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rande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animal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s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ynonym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o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cruzamen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infec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ovilh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ferec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rganism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teín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ídu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amambai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stagem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vac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brig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est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peti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ológ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rizanth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cl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nen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nsidad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cess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br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no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radagem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rv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v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o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cânic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ch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rt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áquin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tícul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erd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otássi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para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é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fiã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e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ezerr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spécie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arantir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art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opul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oncentrado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mamar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lactação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esenç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istema</text:p>
          </table:table-cell>
          <table:table-cell office:value-type="float" office:value="7" calcext:value-type="float">
            <text:p>7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istúrbi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lance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lactaçã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magnési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volumos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moch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var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dur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e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doen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rasitár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istez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LocatedNear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orrag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que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lanti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écn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ssoci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braquiá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ropic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ruza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águ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animal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ecumbens</text:p>
          </table:table-cell>
          <table:table-cell office:value-type="string" calcext:value-type="string">
            <text:p><text:s/>brizanth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mutica</text:p>
          </table:table-cell>
          <table:table-cell office:value-type="string" calcext:value-type="string">
            <text:p><text:s/>brachiari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 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bo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espéci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princip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ol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EtymologicallyRelatedTo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raç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iste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desinfetantes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enét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bezerr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uzerá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mestiç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gord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casalamen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pim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pon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uidad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ís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ósfo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r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ent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érm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quar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vac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ub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uxili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ç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zerr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m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e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ba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ac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p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cumbe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cend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geri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per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éri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xigênc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ment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orrag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as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ême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rmin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gredie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e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oxic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ct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en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dei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g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taból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icrobiológic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ienta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nicum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âmet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ecoc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mamba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tropic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rapi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ant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getativ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m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zebuín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er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rtificial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ultur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iet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ême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etero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instalaçã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leiteir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rd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axa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gen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fase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grand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ãe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ovilh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rto</text:p>
          </table:table-cell>
          <table:table-cell office:value-type="float" office:value="6" calcext:value-type="float">
            <text:p>6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roteína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é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teto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A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homeopático</text:p>
          </table:table-cell>
          <table:table-cell office:value-type="string" calcext:value-type="string">
            <text:p><text:s/>medica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estress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rachia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raquiá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bas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quar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garant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líqui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desinfec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anu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omatotropina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m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si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ovin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lac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gân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trat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mos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bactéri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medi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luição</text:p>
          </table:table-cell>
          <table:table-cell office:value-type="string" calcext:value-type="string">
            <text:p><text:s/>sistem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parasitária</text:p>
          </table:table-cell>
          <table:table-cell office:value-type="string" calcext:value-type="string">
            <text:p><text:s/>agente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cobr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forragem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sem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d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equen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tax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reação</text:p>
          </table:table-cell>
          <table:table-cell office:value-type="string" calcext:value-type="string">
            <text:p><text:s/>ge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arrapaticida</text:p>
          </table:table-cell>
          <table:table-cell office:value-type="string" calcext:value-type="string">
            <text:p><text:s/>carrapaticid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genético</text:p>
          </table:table-cell>
          <table:table-cell office:value-type="string" calcext:value-type="string">
            <text:p><text:s/>gen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rocediment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doen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nutri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tropic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suficient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te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conc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pas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genétic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p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corporal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gi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ruzamento</text:p>
          </table:table-cell>
          <table:table-cell office:value-type="string" calcext:value-type="string">
            <text:p><text:s/>gran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a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Desires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ad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ole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e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mbri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ramíne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egumin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o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utricion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cur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esiste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bezer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intom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mamadeira</text:p>
          </table:table-cell>
          <table:table-cell office:value-type="string" calcext:value-type="string">
            <text:p><text:s/>ordenh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SimilarTo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esmame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abrig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huv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ncentra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miner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rioscópico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bo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apineira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vac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águ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es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o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lance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bedour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lor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rrapatici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hifr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igar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erci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mpostagem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gios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tamin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mam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lui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istúrb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d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t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im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rrament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lo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tan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lându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or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cidê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est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sum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borató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go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minosidad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u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áct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núcle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bten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do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peraç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óci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rasitár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ilh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nejamen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cur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aiz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te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ite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bstânci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istez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ci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r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ácid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órgã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ti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forragei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astej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alt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ix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ertur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elev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éd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elar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lanti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incip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produtiv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moc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contamin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microbiana</text:p>
          </table:table-cell>
          <table:table-cell office:value-type="string" calcext:value-type="string">
            <text:p><text:s/>proteín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mora</text:p>
          </table:table-cell>
          <table:table-cell office:value-type="string" calcext:value-type="string">
            <text:p><text:s/>par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animal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raça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novilho</text:p>
          </table:table-cell>
          <table:table-cell office:value-type="float" office:value="5" calcext:value-type="float">
            <text:p>5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<text:s/>sol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liment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cuidad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munoglobulina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instalação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pastagem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ov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inver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ntonym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brizantha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emagreci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semear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huv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eqrequisite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ugador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upim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infectocontagiosa</text:p>
          </table:table-cell>
          <table:table-cell office:value-type="string" calcext:value-type="string">
            <text:p><text:s/>infec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intomátic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núcle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infraestrutu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alumíni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mag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se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digestã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estimu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ed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fême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intomatologi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brachia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al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il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supleme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adeOf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ReceivesAction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balanç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útil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rientar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gente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r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uminal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cuid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lav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IsA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olheit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Subevent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obreordenh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gord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rumin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líqu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pas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íom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vedaçã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célul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RelatedTo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emagreceu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dilu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reatedBy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ej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resídu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gramíne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espéc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xigê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anicu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amamba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natalidade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Measures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heter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infecci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inse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Qualifies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<text:s/>magnés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pableOf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nutrientes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elgar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desce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abrasividade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No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novilha</text:p>
          </table:table-cell>
          <table:table-cell office:value-type="string" calcext:value-type="string">
            <text:p><text:s/>reban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artOf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aeróbi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zebuíno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cul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integra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enxofre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astagem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magnésio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detençã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misturador</text:p>
          </table:table-cell>
          <table:table-cell office:value-type="string" calcext:value-type="string">
            <text:p><text:s/>mine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emeadura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desmamar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líquid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homozigoto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aminoácido</text:p>
          </table:table-cell>
          <table:table-cell office:value-type="string" calcext:value-type="string">
            <text:p><text:s/>microbia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acasal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cruz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ac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rebanho</text:p>
          </table:table-cell>
          <table:table-cell office:value-type="string" calcext:value-type="string">
            <text:p><text:s/>pres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fe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forrag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interfe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fatores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preve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leiteir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etos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vacar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ge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m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maneira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técnic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ectoparasita</text:p>
          </table:table-cell>
          <table:table-cell office:value-type="string" calcext:value-type="string">
            <text:p><text:s/>gran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aix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elev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feb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lac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perda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eficiente</text:p>
          </table:table-cell>
          <table:table-cell office:value-type="string" calcext:value-type="string">
            <text:p><text:s/>carrapaticid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tropical</text:p>
          </table:table-cell>
          <table:table-cell office:value-type="string" calcext:value-type="string">
            <text:p><text:s/>pequ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secado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adu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ber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<text:s/>princip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zebu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semeadeira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gor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arte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suplement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acasalament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macho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doador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instalações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zebuínas</text:p>
          </table:table-cell>
          <table:table-cell office:value-type="string" calcext:value-type="string">
            <text:p><text:s/>leit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magra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que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diferem</text:p>
          </table:table-cell>
          <table:table-cell office:value-type="string" calcext:value-type="string">
            <text:p><text:s/>so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tecido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aptidã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bicarbonat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mont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actéri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bebedou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er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ObstructedBy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merc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centrad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consumir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ficien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f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hum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larv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m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edica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áqu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m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núcl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je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ob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iquet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procedimen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In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qu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sufic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tax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animais</text:p>
          </table:table-cell>
          <table:table-cell office:value-type="string" calcext:value-type="string">
            <text:p><text:s/>árvor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tLocation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inimigo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estimulante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by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concent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eletizad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planti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aproveitament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digestivo</text:p>
          </table:table-cell>
          <table:table-cell office:value-type="string" calcext:value-type="string">
            <text:p><text:s/>sistem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descamação</text:p>
          </table:table-cell>
          <table:table-cell office:value-type="string" calcext:value-type="string">
            <text:p><text:s/>desc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dentifi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UsedAgainst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ratament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Produces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fertilização</text:p>
          </table:table-cell>
          <table:table-cell office:value-type="string" calcext:value-type="string">
            <text:p><text:s/>vitr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proteína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bicálcico</text:p>
          </table:table-cell>
          <table:table-cell office:value-type="string" calcext:value-type="string">
            <text:p><text:s/>fósfo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inoculação</text:p>
          </table:table-cell>
          <table:table-cell office:value-type="string" calcext:value-type="string">
            <text:p><text:s/>parasi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raç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usedfor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ruza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icalof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desmama</text:p>
          </table:table-cell>
          <table:table-cell office:value-type="string" calcext:value-type="string">
            <text:p><text:s/>precoc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Compose</text:p>
          </table:table-cell>
          <table:table-cell table:content-validation-name="val2" office:value-type="string" calcext:value-type="string">
            <text:p>Composite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entressafr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ester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fec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instal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HasProperty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ordenh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ar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pe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seca</text:p>
          </table:table-cell>
          <table:table-cell office:value-type="string" calcext:value-type="string">
            <text:p><text:s/>tra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seco</text:p>
          </table:table-cell>
          <table:table-cell office:value-type="string" calcext:value-type="string">
            <text:p><text:s/>past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zebuína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peladeira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zebuín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typeof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casa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di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lumí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môn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ndrológ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taqu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Inverse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açú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acteria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ern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bich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ul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ava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lonage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al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b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lhe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nfin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cítr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mor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esidrataçã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auses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domés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flu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ferm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nzim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qu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r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cu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estol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abrica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n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e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inanc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fung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es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m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gêne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bic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erd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at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omeopá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híbr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plant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idade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munoglobuli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desejáve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tó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flam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estino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Affects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ntramam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isol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ate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limp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ater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ed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lécu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mo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rdenhad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ovár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atóge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l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gên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life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propor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gim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essemead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ruziziensi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ab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c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emente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ombre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cedâne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ul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séri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anqu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c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estícu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olerânc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ansmiss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trein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nidad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utensíl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ari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il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v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sede</text:p>
          </table:table-cell>
          <table:table-cell office:value-type="string" calcext:value-type="string">
            <text:p><text:s/>úmid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 office:value-type="string" calcext:value-type="string">
            <text:p>NONE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silo</text:p>
          </table:table-cell>
          <table:table-cell office:value-type="string" calcext:value-type="string">
            <text:p><text:s/>forragem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Direct</text:p>
          </table:table-cell>
          <table:table-cell table:content-validation-name="val2" office:value-type="string" calcext:value-type="string">
            <text:p>contains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gestação</text:p>
          </table:table-cell>
          <table:table-cell office:value-type="string" calcext:value-type="string">
            <text:p><text:s/>nov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seca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materi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nitrogênio</text:p>
          </table:table-cell>
          <table:table-cell office:value-type="string" calcext:value-type="string">
            <text:p><text:s/>orgân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identificar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rasteira</text:p>
          </table:table-cell>
          <table:table-cell office:value-type="string" calcext:value-type="string">
            <text:p><text:s/>plan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pesagem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as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ovin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braquiári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api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br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c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mpac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corpo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doenç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ilh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forragei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est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gi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anei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medid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nutri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popul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ebanha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is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rotativ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sil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mperatur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<text:s/>teor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anim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presença</text:p>
          </table:table-cell>
          <table:table-cell office:value-type="string" calcext:value-type="string">
            <text:p><text:s/>chifr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vegetativo</text:p>
          </table:table-cell>
          <table:table-cell office:value-type="string" calcext:value-type="string">
            <text:p><text:s/>bom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uro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bicarbona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óxido</text:p>
          </table:table-cell>
          <table:table-cell office:value-type="string" calcext:value-type="string">
            <text:p><text:s/>diet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oócito</text:p>
          </table:table-cell>
          <table:table-cell office:value-type="string" calcext:value-type="string">
            <text:p><text:s/>embri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lactente</text:p>
          </table:table-cell>
          <table:table-cell office:value-type="string" calcext:value-type="string">
            <text:p><text:s/>bezerr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intestino</text:p>
          </table:table-cell>
          <table:table-cell office:value-type="string" calcext:value-type="string">
            <text:p><text:s/>proteín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onsumidor</text:p>
          </table:table-cell>
          <table:table-cell office:value-type="string" calcext:value-type="string">
            <text:p><text:s/>águ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método</text:p>
          </table:table-cell>
          <table:table-cell office:value-type="string" calcext:value-type="string">
            <text:p><text:s/>sem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somático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animai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garantir</text:p>
          </table:table-cell>
          <table:table-cell office:value-type="string" calcext:value-type="string">
            <text:p><text:s/>par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bezerro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agente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desaleitament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holandês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estiç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médi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natural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raçã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se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bezerra</text:p>
          </table:table-cell>
          <table:table-cell office:value-type="string" calcext:value-type="string">
            <text:p><text:s/>volumos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gir</text:p>
          </table:table-cell>
          <table:table-cell office:value-type="string" calcext:value-type="string">
            <text:p><text:s/>genético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parir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anitário</text:p>
          </table:table-cell>
          <table:table-cell office:value-type="string" calcext:value-type="string">
            <text:p><text:s/>vaca</text:p>
          </table:table-cell>
          <table:table-cell office:value-type="float" office:value="4" calcext:value-type="float">
            <text:p>4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pic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conservante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mo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reproduto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ver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mamár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ferment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mã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mamária</text:p>
          </table:table-cell>
          <table:table-cell office:value-type="string" calcext:value-type="string">
            <text:p><text:s/>teci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abomas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arbu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eguminosa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potás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reprodu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suple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minerais</text:p>
          </table:table-cell>
          <table:table-cell office:value-type="string" calcext:value-type="string">
            <text:p><text:s/>óxi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leguminos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calage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touceir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térmico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tiv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<text:s/>cer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veget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crioscopia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térmica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desfolh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espermatozoide</text:p>
          </table:table-cell>
          <table:table-cell office:value-type="string" calcext:value-type="string">
            <text:p><text:s/>ma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tampona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gêm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fisiológ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bula</text:p>
          </table:table-cell>
          <table:table-cell office:value-type="string" calcext:value-type="string">
            <text:p><text:s/>carrapatic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absorvível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febre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gên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doenç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gramín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iológico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tolerânci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fetar</text:p>
          </table:table-cell>
          <table:table-cell office:value-type="string" calcext:value-type="string">
            <text:p><text:s/>mamá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rufi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érvix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proporçã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cél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<text:s/>somá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manteig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utensíl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ordenha</text:p>
          </table:table-cell>
          <table:table-cell office:value-type="string" calcext:value-type="string">
            <text:p><text:s/>v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esterc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le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sabor</text:p>
          </table:table-cell>
          <table:table-cell office:value-type="string" calcext:value-type="string">
            <text:p><text:s/>enzi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cirúrgico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rolaps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aditivo</text:p>
          </table:table-cell>
          <table:table-cell office:value-type="string" calcext:value-type="string">
            <text:p><text:s/>bicarbon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tomada</text:p>
          </table:table-cell>
          <table:table-cell office:value-type="string" calcext:value-type="string">
            <text:p><text:s/>planej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treinamento</text:p>
          </table:table-cell>
          <table:table-cell office:value-type="string" calcext:value-type="string">
            <text:p><text:s/>o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potássi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bernes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ca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caixa</text:p>
          </table:table-cell>
          <table:table-cell office:value-type="string" calcext:value-type="string">
            <text:p><text:s/>térm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agalactia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<text:s/>contagi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híbrido</text:p>
          </table:table-cell>
          <table:table-cell office:value-type="string" calcext:value-type="string">
            <text:p><text:s/>cruz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infest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armazenamen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q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estresse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estreptococo</text:p>
          </table:table-cell>
          <table:table-cell office:value-type="string" calcext:value-type="string">
            <text:p><text:s/>colifor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parteir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gestante</text:p>
          </table:table-cell>
          <table:table-cell office:value-type="string" calcext:value-type="string">
            <text:p><text:s/>va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huv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desm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rumi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concentrado</text:p>
          </table:table-cell>
          <table:table-cell office:value-type="string" calcext:value-type="string">
            <text:p><text:s/>tampon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pivô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assoc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gêner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anaeróbia</text:p>
          </table:table-cell>
          <table:table-cell office:value-type="string" calcext:value-type="string">
            <text:p><text:s/>lago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gead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pressãar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medid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antibios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tostar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corporal</text:p>
          </table:table-cell>
          <table:table-cell office:value-type="string" calcext:value-type="string">
            <text:p><text:s/>pa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irrig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esperar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cor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inflamatór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cél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quím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digest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aptid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guzerá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ob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obtençã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oss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colhedei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pilha</text:p>
          </table:table-cell>
          <table:table-cell office:value-type="string" calcext:value-type="string">
            <text:p><text:s/>compo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cetonem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fácil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elevar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arenos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farinh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cuid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principal</text:p>
          </table:table-cell>
          <table:table-cell office:value-type="string" calcext:value-type="string">
            <text:p><text:s/>tempera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av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astejo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conc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popu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pelagem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ave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inva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legumin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plântul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sementes</text:p>
          </table:table-cell>
          <table:table-cell office:value-type="string" calcext:value-type="string">
            <text:p><text:s/>sem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hábito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arbusto</text:p>
          </table:table-cell>
          <table:table-cell office:value-type="string" calcext:value-type="string">
            <text:p><text:s/>árvo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humific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estér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fêmea</text:p>
          </table:table-cell>
          <table:table-cell office:value-type="string" calcext:value-type="string">
            <text:p><text:s/>vit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bovino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ere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interferi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teor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erbicid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uterin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mon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libi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lobul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albumin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dactylon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efeit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vermelhinho</text:p>
          </table:table-cell>
          <table:table-cell office:value-type="string" calcext:value-type="string">
            <text:p><text:s/>micu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utensíli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cigarra</text:p>
          </table:table-cell>
          <table:table-cell office:value-type="string" calcext:value-type="string">
            <text:p><text:s/>plan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sofriment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heterose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embri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fosfa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grad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ei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c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com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intoxic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concentr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drenagem</text:p>
          </table:table-cell>
          <table:table-cell office:value-type="string" calcext:value-type="string">
            <text:p><text:s/>terr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teto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sinto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trator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germinação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rbonat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imunidad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resist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obri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lenço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luz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m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o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di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a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olera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solo</text:p>
          </table:table-cell>
          <table:table-cell office:value-type="string" calcext:value-type="string">
            <text:p><text:s/>v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fib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digerir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comp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ov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cava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qu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estres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ovina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mã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energétic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baixo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m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me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mosca</text:p>
          </table:table-cell>
          <table:table-cell office:value-type="string" calcext:value-type="string">
            <text:p><text:s/>prolife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adubar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perder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agilidade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monórquidos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ica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ataqu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açã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descart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silagem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zootécnic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lar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microbiológic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capim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descendent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prag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desinfetar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desaleit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renh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isolament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forrageir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concr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raspagem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comp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m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ordenhador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apin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den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prepa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forrageira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abrig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férti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pique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taxa</text:p>
          </table:table-cell>
          <table:table-cell office:value-type="string" calcext:value-type="string">
            <text:p><text:s/>semea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portador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auxili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cober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flu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exam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gen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hecta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ad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etaból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o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substâ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ressemeadura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al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e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temperatura</text:p>
          </table:table-cell>
          <table:table-cell office:value-type="string" calcext:value-type="string">
            <text:p><text:s/>tropic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pres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avei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api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cult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par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ress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decumbe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itami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médi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patógen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e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criopreservação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asteurizado</text:p>
          </table:table-cell>
          <table:table-cell office:value-type="string" calcext:value-type="string">
            <text:p><text:s/>cru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ventilaçã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suplementar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solúvel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sombrit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basar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infertilida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acasal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espe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lo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molécu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grande</text:p>
          </table:table-cell>
          <table:table-cell office:value-type="string" calcext:value-type="string">
            <text:p><text:s/>ras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<text:s/>natu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parasita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ertirrig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intoma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chuva</text:p>
          </table:table-cell>
          <table:table-cell office:value-type="string" calcext:value-type="string">
            <text:p><text:s/>rota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aspers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hetero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ricr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sistema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vacina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panicum</text:p>
          </table:table-cell>
          <table:table-cell office:value-type="string" calcext:value-type="string">
            <text:p><text:s/>nlemfuens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insum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baix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dieta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pl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<text:s/>tra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associ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reter</text:p>
          </table:table-cell>
          <table:table-cell office:value-type="string" calcext:value-type="string">
            <text:p><text:s/>f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méto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quente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<text:s/>holand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captura</text:p>
          </table:table-cell>
          <table:table-cell office:value-type="string" calcext:value-type="string">
            <text:p><text:s/>mos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implantar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picada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braquiária</text:p>
          </table:table-cell>
          <table:table-cell office:value-type="string" calcext:value-type="string">
            <text:p><text:s/>ácido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seiva</text:p>
          </table:table-cell>
          <table:table-cell office:value-type="string" calcext:value-type="string">
            <text:p><text:s/>ins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sanguíneo</text:p>
          </table:table-cell>
          <table:table-cell office:value-type="string" calcext:value-type="string">
            <text:p><text:s/>corr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protozoári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examinar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artifici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inseminador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bicálc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fosfato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maximização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cisteína</text:p>
          </table:table-cell>
          <table:table-cell office:value-type="string" calcext:value-type="string">
            <text:p><text:s/>enxo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perfilhamen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molé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munológ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inflam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ordenh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glândula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concentrad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f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el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incip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a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partícula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reprodutivo</text:p>
          </table:table-cell>
          <table:table-cell office:value-type="string" calcext:value-type="string">
            <text:p><text:s/>mestiç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co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gnés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cloro</text:p>
          </table:table-cell>
          <table:table-cell office:value-type="string" calcext:value-type="string">
            <text:p><text:s/>manganê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gudo</text:p>
          </table:table-cell>
          <table:table-cell office:value-type="string" calcext:value-type="string">
            <text:p><text:s/>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fase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bacté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clí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desinfec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intramamá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infecçã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infestações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instal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vedura</text:p>
          </table:table-cell>
          <table:table-cell office:value-type="string" calcext:value-type="string">
            <text:p><text:s/>sistem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ácteo</text:p>
          </table:table-cell>
          <table:table-cell office:value-type="string" calcext:value-type="string">
            <text:p><text:s/>sab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aproveit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nitrogên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popu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antibió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br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concentr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edi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méd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as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proced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recomendação</text:p>
          </table:table-cell>
          <table:table-cell office:value-type="string" calcext:value-type="string">
            <text:p><text:s/>volumos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fato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amamba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past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lactose</text:p>
          </table:table-cell>
          <table:table-cell office:value-type="string" calcext:value-type="string">
            <text:p><text:s/>va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exigência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corpo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perde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resídu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água</text:p>
          </table:table-cell>
          <table:table-cell office:value-type="string" calcext:value-type="string">
            <text:p><text:s/>sufic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g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ata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aturaliz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superpastej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téc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espécies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nutri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ração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purpureum</text:p>
          </table:table-cell>
          <table:table-cell office:value-type="string" calcext:value-type="string">
            <text:p><text:s/>panicu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risc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orr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fême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ges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lactação</text:p>
          </table:table-cell>
          <table:table-cell office:value-type="string" calcext:value-type="string">
            <text:p><text:s/>sec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molécul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<text:s/>so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coch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doenç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huma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orgâ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contaminação</text:p>
          </table:table-cell>
          <table:table-cell office:value-type="string" calcext:value-type="string">
            <text:p><text:s/>te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ntr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exigênc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gordu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leitei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ar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erd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p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alimento</text:p>
          </table:table-cell>
          <table:table-cell office:value-type="string" calcext:value-type="string">
            <text:p><text:s/>se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estolonífera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anim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diarre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diarreia</text:p>
          </table:table-cell>
          <table:table-cell office:value-type="string" calcext:value-type="string">
            <text:p><text:s/>feb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desaleit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desaleitamento</text:p>
          </table:table-cell>
          <table:table-cell office:value-type="string" calcext:value-type="string">
            <text:p><text:s/>méd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portadora</text:p>
          </table:table-cell>
          <table:table-cell office:value-type="string" calcext:value-type="string">
            <text:p><text:s/>testícu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genoma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organismo</text:p>
          </table:table-cell>
          <table:table-cell office:value-type="string" calcext:value-type="string">
            <text:p><text:s/>transgên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animais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bedou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acess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ené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mod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ali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oferecer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<text:s/>diet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concentrar</text:p>
          </table:table-cell>
          <table:table-cell office:value-type="string" calcext:value-type="string">
            <text:p><text:s/>forrag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sequenciamento</text:p>
          </table:table-cell>
          <table:table-cell office:value-type="string" calcext:value-type="string">
            <text:p><text:s/>bas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invasor</text:p>
          </table:table-cell>
          <table:table-cell office:value-type="string" calcext:value-type="string">
            <text:p><text:s/>sement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quarto</text:p>
          </table:table-cell>
          <table:table-cell office:value-type="string" calcext:value-type="string">
            <text:p><text:s/>medicamen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erreno</text:p>
          </table:table-cell>
          <table:table-cell office:value-type="string" calcext:value-type="string">
            <text:p><text:s/>gran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rebanhar</text:p>
          </table:table-cell>
          <table:table-cell office:value-type="string" calcext:value-type="string">
            <text:p><text:s/>novil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dult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arbóre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cromosso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domésti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eleva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luminosidad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cion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nutritiv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organism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lanti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proteín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espécie</text:p>
          </table:table-cell>
          <table:table-cell office:value-type="string" calcext:value-type="string">
            <text:p><text:s/>veget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acasalar</text:p>
          </table:table-cell>
          <table:table-cell office:value-type="string" calcext:value-type="string">
            <text:p><text:s/>chifr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abrig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bovi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esterc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garantir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limp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astage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pequen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tanqu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instalação</text:p>
          </table:table-cell>
          <table:table-cell office:value-type="string" calcext:value-type="string">
            <text:p><text:s/>águ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ingrediente</text:p>
          </table:table-cell>
          <table:table-cell office:value-type="string" calcext:value-type="string">
            <text:p><text:s/>lactaçã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gramínea</text:p>
          </table:table-cell>
          <table:table-cell office:value-type="string" calcext:value-type="string">
            <text:p><text:s/>fósfo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mecanismo</text:p>
          </table:table-cell>
          <table:table-cell office:value-type="string" calcext:value-type="string">
            <text:p><text:s/>brachiari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ezerr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bom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espécie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maneira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<text:s/>rebanh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armazenagem</text:p>
          </table:table-cell>
          <table:table-cell office:value-type="string" calcext:value-type="string">
            <text:p><text:s/>mineral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consumir</text:p>
          </table:table-cell>
          <table:table-cell office:value-type="string" calcext:value-type="string">
            <text:p><text:s/>silo</text:p>
          </table:table-cell>
          <table:table-cell office:value-type="float" office:value="3" calcext:value-type="float">
            <text:p>3</text:p>
          </table:table-cell>
          <table:table-cell table:content-validation-name="val1"/>
          <table:table-cell table:content-validation-name="val2"/>
        </table:table-row>
      </table:table>
      <table:table table:name="Relations" table:style-name="ta1"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Relation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Directions</text:p>
          </table:table-cell>
        </table:table-row>
        <table:table-row table:style-name="ro1">
          <table:table-cell office:value-type="string" calcext:value-type="string">
            <text:p>AtLoca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Direct</text:p>
          </table:table-cell>
        </table:table-row>
        <table:table-row table:style-name="ro1">
          <table:table-cell office:value-type="string" calcext:value-type="string">
            <text:p>UsedFo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I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</text:p>
          </table:table-cell>
        </table:table-row>
        <table:table-row table:style-name="ro1">
          <table:table-cell office:value-type="string" calcext:value-type="string">
            <text:p>Distinct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Not</text:p>
          </table:table-cell>
        </table:table-row>
        <table:table-row table:style-name="ro1">
          <table:table-cell office:value-type="string" calcext:value-type="string">
            <text:p>Similar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mpose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Inverse Compose</text:p>
          </table:table-cell>
        </table:table-row>
        <table:table-row table:style-name="ro1">
          <table:table-cell office:value-type="string" calcext:value-type="string">
            <text:p>DefinedA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A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bl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Fir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LastSubevent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eqrequisit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sPropert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ivatedByGoal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truc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dBy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ails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er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tedNear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usesDesire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vesAction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fect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mOf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ony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RelatedTo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ymologicallyDerivedFrom</text:p>
          </table:table-cell>
          <table:table-cell office:value-type="string" calcext:value-type="string">
            <text:p>ConceptNet</text:p>
          </table:table-cell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Log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sur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In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By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gainst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cal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Of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A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fi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duces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C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4:52:44.9590520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6:01:40.178099646</dc:date>
    <meta:editing-duration>PT1H21M49S</meta:editing-duration>
    <meta:editing-cycles>18</meta:editing-cycles>
    <meta:generator>LibreOffice/6.0.6.2$Linux_X86_64 LibreOffice_project/00m0$Build-2</meta:generator>
    <meta:document-statistic meta:table-count="2" meta:cell-count="10254" meta:object-count="0"/>
  </office:meta>
</office:document-meta>
</file>